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2f2f2" draw:shadow="hidden"/>
    </style:style>
    <style:style style:name="gr2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3" style:family="graphic" style:parent-style-name="standard">
      <style:graphic-properties draw:stroke="none" draw:fill="none" fo:min-height="1.65cm"/>
    </style:style>
    <style:style style:name="gr4" style:family="graphic" style:parent-style-name="standard">
      <style:graphic-properties draw:stroke="none" draw:fill="solid" draw:fill-color="#5b9bd5" draw:shadow="hidden"/>
    </style:style>
    <style:style style:name="gr5" style:family="graphic" style:parent-style-name="standard">
      <style:graphic-properties draw:stroke="none" draw:fill="none" draw:textarea-vertical-align="middle" fo:min-height="0.509cm" fo:min-width="2.54cm" fo:padding-top="0.3cm" fo:padding-bottom="0.3cm" fo:padding-left="0.141cm" fo:padding-right="0.141cm"/>
    </style:style>
    <style:style style:name="gr6" style:family="graphic" style:parent-style-name="standard">
      <style:graphic-properties draw:stroke="none" draw:fill="solid" draw:fill-color="#ffffff" draw:opacity="0%" draw:shadow="hidden"/>
    </style:style>
    <style:style style:name="gr7" style:family="graphic" style:parent-style-name="standard">
      <style:graphic-properties draw:stroke="none" draw:fill="solid" draw:fill-color="#ffffff" draw:shadow="hidden"/>
    </style:style>
    <style:style style:name="gr8" style:family="graphic" style:parent-style-name="standard">
      <style:graphic-properties draw:stroke="dash" draw:stroke-dash="Dash_5f_0" svg:stroke-width="0.026cm" svg:stroke-color="#000000" svg:stroke-opacity="100%" draw:stroke-linejoin="miter" svg:stroke-linecap="butt" draw:fill="none" fo:padding-top="0.138cm" fo:padding-bottom="0.138cm" fo:padding-left="0.263cm" fo:padding-right="0.263cm" draw:shadow="hidden"/>
    </style:style>
    <style:style style:name="gr9" style:family="graphic" style:parent-style-name="standard">
      <style:graphic-properties draw:stroke="none" draw:fill="solid" draw:fill-color="#f2f2f2" draw:shadow="hidden"/>
    </style:style>
    <style:style style:name="gr10" style:family="graphic" style:parent-style-name="standard">
      <style:graphic-properties draw:stroke="none" draw:fill="none" draw:textarea-vertical-align="middle" fo:min-height="4.233cm" fo:min-width="2.54cm" fo:padding-top="0cm" fo:padding-bottom="0cm" fo:padding-left="0.3cm" fo:padding-right="0cm"/>
    </style:style>
    <style:style style:name="gr11" style:family="graphic" style:parent-style-name="standard">
      <style:graphic-properties draw:stroke="none" draw:fill="none" draw:textarea-vertical-align="middle" fo:min-height="2.117cm" fo:min-width="2.54cm" fo:padding-top="0cm" fo:padding-bottom="0cm" fo:padding-left="0.3cm" fo:padding-right="0cm"/>
    </style:style>
    <style:style style:name="gr12" style:family="graphic" style:parent-style-name="standard">
      <style:graphic-properties draw:stroke="none" draw:fill="none" draw:textarea-vertical-align="middle" fo:min-height="0.798cm" fo:min-width="2.54cm" fo:padding-top="0cm" fo:padding-bottom="0cm" fo:padding-left="0.3cm" fo:padding-right="0cm"/>
    </style:style>
    <style:style style:name="gr13" style:family="graphic" style:parent-style-name="standard">
      <style:graphic-properties draw:stroke="none" draw:fill="none" draw:textarea-vertical-align="middle" fo:min-height="2.106cm" fo:min-width="2.54cm" fo:padding-top="0cm" fo:padding-bottom="0cm" fo:padding-left="0.3cm" fo:padding-right="0cm"/>
    </style:style>
    <style:style style:name="gr14" style:family="graphic" style:parent-style-name="standard">
      <style:graphic-properties draw:stroke="none" draw:fill="none" draw:textarea-vertical-align="middle" fo:min-height="2.992cm" fo:min-width="2.54cm" fo:padding-top="0cm" fo:padding-bottom="0cm" fo:padding-left="0.3cm" fo:padding-right="0cm"/>
    </style:style>
    <style:style style:name="gr15" style:family="graphic" style:parent-style-name="standard">
      <style:graphic-properties draw:stroke="none" draw:fill="none" draw:textarea-vertical-align="middle" fo:min-height="1.426cm" fo:min-width="2.54cm" fo:padding-top="0cm" fo:padding-bottom="0cm" fo:padding-left="0.3cm" fo:padding-right="0cm"/>
    </style:style>
    <style:style style:name="gr16" style:family="graphic" style:parent-style-name="standard">
      <style:graphic-properties draw:stroke="none" draw:fill="none" draw:textarea-vertical-align="middle" fo:min-height="0.843cm" fo:min-width="2.54cm" fo:padding-top="0cm" fo:padding-bottom="0cm" fo:padding-left="0.3cm" fo:padding-right="0cm"/>
    </style:style>
    <style:style style:name="gr17" style:family="graphic" style:parent-style-name="standard">
      <style:graphic-properties draw:stroke="none" draw:fill="none" draw:textarea-vertical-align="middle" fo:min-height="1.291cm" fo:min-width="2.54cm" fo:padding-top="0cm" fo:padding-bottom="0cm" fo:padding-left="0.3cm" fo:padding-right="0cm"/>
    </style:style>
    <style:style style:name="gr18" style:family="graphic" style:parent-style-name="standard">
      <style:graphic-properties draw:stroke="none" draw:fill="none" draw:textarea-vertical-align="middle" fo:min-height="1.391cm" fo:min-width="2.54cm" fo:padding-top="0cm" fo:padding-bottom="0cm" fo:padding-left="0.3cm" fo:padding-right="0cm"/>
    </style:style>
    <style:style style:name="gr19" style:family="graphic" style:parent-style-name="standard">
      <style:graphic-properties draw:stroke="none" draw:fill="none" draw:textarea-vertical-align="middle" fo:min-height="4.211cm" fo:min-width="2.54cm" fo:padding-top="0cm" fo:padding-bottom="0cm" fo:padding-left="0.3cm" fo:padding-right="0cm"/>
    </style:style>
    <style:style style:name="gr20" style:family="graphic" style:parent-style-name="standard">
      <style:graphic-properties draw:stroke="none" draw:fill="none" draw:textarea-vertical-align="middle" fo:min-height="1.292cm" fo:min-width="2.54cm" fo:padding-top="0cm" fo:padding-bottom="0cm" fo:padding-left="0.3cm" fo:padding-right="0cm"/>
    </style:style>
    <style:style style:name="gr21" style:family="graphic" style:parent-style-name="standard">
      <style:graphic-properties draw:stroke="none" draw:fill="none" draw:textarea-vertical-align="middle" fo:min-height="0.613cm" fo:min-width="2.54cm" fo:padding-top="0cm" fo:padding-bottom="0cm" fo:padding-left="0.3cm" fo:padding-right="0cm"/>
    </style:style>
    <style:style style:name="gr22" style:family="graphic" style:parent-style-name="standard">
      <style:graphic-properties draw:stroke="none" draw:fill="none" draw:textarea-vertical-align="middle" fo:min-height="1.685cm" fo:min-width="2.54cm" fo:padding-top="0cm" fo:padding-bottom="0cm" fo:padding-left="0.3cm" fo:padding-right="0cm"/>
    </style:style>
    <style:style style:name="gr23" style:family="graphic" style:parent-style-name="standard">
      <style:graphic-properties draw:stroke="none" draw:fill="none" draw:textarea-vertical-align="middle" fo:min-height="1.017cm" fo:min-width="2.54cm" fo:padding-top="0.3cm" fo:padding-bottom="0.3cm" fo:padding-left="0.141cm" fo:padding-right="0.141cm"/>
    </style:style>
    <style:style style:name="gr24" style:family="graphic" style:parent-style-name="standard">
      <style:graphic-properties draw:stroke="none" draw:fill="none" fo:min-height="2.809cm"/>
    </style:style>
    <style:style style:name="gr25" style:family="graphic" style:parent-style-name="standard">
      <style:graphic-properties draw:stroke="none" draw:fill="none" draw:textarea-vertical-align="middle" fo:min-height="0.509cm" fo:min-width="2.54cm" fo:padding-top="0cm" fo:padding-bottom="0cm" fo:padding-left="0.3cm" fo:padding-right="0cm"/>
    </style:style>
    <style:style style:name="gr26" style:family="graphic" style:parent-style-name="standard">
      <style:graphic-properties draw:stroke="none" draw:fill="none" draw:textarea-vertical-align="middle" fo:min-height="0.5cm" fo:min-width="2.54cm" fo:padding-top="0.3cm" fo:padding-bottom="0.3cm" fo:padding-left="0.141cm" fo:padding-right="0.141cm"/>
    </style:style>
    <style:style style:name="gr27" style:family="graphic" style:parent-style-name="standard">
      <style:graphic-properties draw:stroke="none" draw:fill="none" draw:textarea-vertical-align="middle" fo:min-height="2.694cm" fo:min-width="2.54cm" fo:padding-top="0cm" fo:padding-bottom="0cm" fo:padding-left="0.3cm" fo:padding-right="0cm"/>
    </style:style>
    <style:style style:name="gr28" style:family="graphic" style:parent-style-name="standard">
      <style:graphic-properties draw:stroke="none" draw:fill="none" draw:textarea-vertical-align="middle" fo:min-height="2.1cm" fo:min-width="2.54cm" fo:padding-top="0cm" fo:padding-bottom="0cm" fo:padding-left="0.3cm" fo:padding-right="0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solid" draw:fill-color="#f2f2f2"/>
    </style:style>
    <style:style style:name="P2" style:family="paragraph">
      <loext:graphic-properties draw:fill="none"/>
    </style:style>
    <style:style style:name="P3" style:family="paragraph">
      <loext:graphic-properties draw:fill="solid" draw:fill-color="#5b9bd5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loext:graphic-properties draw:fill="solid" draw:fill-color="#ffffff" draw:opacity="0%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start" fo:text-indent="0cm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0pt" style:font-name-asian="Calibri" style:font-size-asian="10pt" style:font-name-complex="Calibri" style:font-size-complex="10pt"/>
    </style:style>
    <style:style style:name="T2" style:family="text">
      <style:text-properties fo:color="#000000" style:font-name="Calibri" fo:font-size="12pt" style:font-name-asian="Calibri" style:font-size-asian="12pt" style:font-name-complex="Calibri" style:font-size-complex="12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Calibri" fo:font-size="10pt" fo:font-style="normal" fo:text-shadow="none" style:text-underline-style="none" fo:font-weight="normal" style:letter-kerning="true" style:font-name-asian="Calibri" style:font-size-asian="10pt" style:font-style-asian="normal" style:font-weight-asian="normal" style:font-name-complex="Calib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polygon draw:style-name="gr1" draw:text-style-name="P1" draw:layer="layout" svg:width="6.5cm" svg:height="2.791cm" svg:x="37.5cm" svg:y="12.808cm" svg:viewBox="0 0 6501 2792" draw:points="0,2792 6501,2792 6501,0 0,0">
            <text:p><text:span text:style-name="T1">- position: Vector3</text:span></text:p>
            <text:p><text:span text:style-name="T1">- size: float</text:span></text:p>
          </draw:polygon>
          <draw:polygon draw:style-name="gr2" draw:text-style-name="P2" draw:layer="layout" svg:width="6.5cm" svg:height="2.791cm" svg:x="37.5cm" svg:y="12.808cm" svg:viewBox="0 0 6501 2792" draw:points="0,2792 6501,2792 6501,0 0,0">
            <text:p/>
          </draw:polygon>
          <draw:frame draw:style-name="gr3" draw:text-style-name="P2" draw:layer="layout" svg:width="5.958cm" svg:height="1.9cm" svg:x="37.742cm" svg:y="14.2cm">
            <draw:text-box>
              <text:p><text:span text:style-name="T1">+ Metaball(position: Vector3, size:float)</text:span></text:p>
              <text:p><text:span text:style-name="T1">+ SpawnMetaball(): void</text:span></text:p>
              <text:p><text:span text:style-name="T1"/></text:p>
            </draw:text-box>
          </draw:frame>
        </draw:g>
        <draw:g>
          <draw:polygon draw:style-name="gr4" draw:text-style-name="P3" draw:layer="layout" svg:width="6.5cm" svg:height="1.108cm" svg:x="37.5cm" svg:y="11.7cm" svg:viewBox="0 0 6501 1109" draw:points="0,1109 6501,1109 6501,0 0,0">
            <text:p/>
          </draw:polygon>
          <draw:polygon draw:style-name="gr2" draw:text-style-name="P2" draw:layer="layout" svg:width="6.5cm" svg:height="1.108cm" svg:x="37.5cm" svg:y="11.7cm" svg:viewBox="0 0 6501 1109" draw:points="0,1109 6501,1109 6501,0 0,0">
            <text:p/>
          </draw:polygon>
        </draw:g>
        <draw:frame draw:style-name="gr5" draw:text-style-name="P2" draw:layer="layout" svg:width="6.5cm" svg:height="1.109cm" svg:x="37.5cm" svg:y="11.7cm">
          <draw:text-box>
            <text:p text:style-name="P4"><text:span text:style-name="T2">Metaball</text:span></text:p>
          </draw:text-box>
        </draw:frame>
        <draw:g>
          <draw:polygon draw:style-name="gr6" draw:text-style-name="P5" draw:layer="layout" svg:width="6.3cm" svg:height="2.54cm" svg:x="37.6cm" svg:y="12.908cm" svg:viewBox="0 0 6301 2541" draw:points="0,2541 6301,2541 6301,0 0,0">
            <text:p/>
          </draw:polygon>
        </draw:g>
        <draw:g>
          <draw:polygon draw:style-name="gr7" draw:text-style-name="P6" draw:layer="layout" svg:width="6.298cm" svg:height="0cm" svg:x="37.501cm" svg:y="14cm" svg:viewBox="0 0 6299 0" draw:points="0,0 6299,0">
            <text:p/>
          </draw:polygon>
          <draw:line draw:style-name="gr8" draw:text-style-name="P2" draw:layer="layout" svg:x1="37.501cm" svg:y1="14cm" svg:x2="43.8cm" svg:y2="14cm">
            <text:p/>
          </draw:line>
        </draw:g>
        <draw:g>
          <draw:polygon draw:style-name="gr6" draw:text-style-name="P5" draw:layer="layout" svg:width="6.3cm" svg:height="0.847cm" svg:x="37.599cm" svg:y="14.245cm" svg:viewBox="0 0 6301 848" draw:points="0,848 6301,848 6301,0 0,0">
            <text:p/>
          </draw:polygon>
        </draw:g>
        <draw:g>
          <draw:polygon draw:style-name="gr9" draw:text-style-name="P1" draw:layer="layout" svg:width="6.5cm" svg:height="6.65cm" svg:x="37.6cm" svg:y="18.008cm" svg:viewBox="0 0 6501 6651" draw:points="0,6651 6501,6651 6501,0 0,0">
            <text:p/>
          </draw:polygon>
          <draw:polygon draw:style-name="gr2" draw:text-style-name="P2" draw:layer="layout" svg:width="6.5cm" svg:height="6.65cm" svg:x="37.6cm" svg:y="18.008cm" svg:viewBox="0 0 6501 6651" draw:points="0,6651 6501,6651 6501,0 0,0">
            <text:p/>
          </draw:polygon>
        </draw:g>
        <draw:g>
          <draw:polygon draw:style-name="gr4" draw:text-style-name="P3" draw:layer="layout" svg:width="6.5cm" svg:height="1.108cm" svg:x="37.6cm" svg:y="17.089cm" svg:viewBox="0 0 6501 1109" draw:points="0,1109 6501,1109 6501,0 0,0">
            <text:p/>
          </draw:polygon>
          <draw:polygon draw:style-name="gr2" draw:text-style-name="P2" draw:layer="layout" svg:width="6.5cm" svg:height="1.108cm" svg:x="37.6cm" svg:y="17.089cm" svg:viewBox="0 0 6501 1109" draw:points="0,1109 6501,1109 6501,0 0,0">
            <text:p/>
          </draw:polygon>
        </draw:g>
        <draw:frame draw:style-name="gr5" draw:text-style-name="P2" draw:layer="layout" svg:width="6.5cm" svg:height="1.109cm" svg:x="37.7cm" svg:y="17cm">
          <draw:text-box>
            <text:p text:style-name="P4"><text:span text:style-name="T2">CommandExecuter</text:span></text:p>
          </draw:text-box>
        </draw:frame>
        <draw:g>
          <draw:polygon draw:style-name="gr6" draw:text-style-name="P5" draw:layer="layout" svg:width="6.3cm" svg:height="4.233cm" svg:x="37.6cm" svg:y="18.297cm" svg:viewBox="0 0 6301 4234" draw:points="0,4234 6301,4234 6301,0 0,0">
            <text:p/>
          </draw:polygon>
          <draw:frame draw:style-name="gr10" draw:text-style-name="P2" draw:layer="layout" svg:width="6.3cm" svg:height="4.233cm" svg:x="37.6cm" svg:y="18.297cm">
            <draw:text-box>
              <text:p text:style-name="P4"><text:span text:style-name="T3">- position: </text:span><text:span text:style-name="T1">Vector3</text:span></text:p>
              <text:p text:style-name="P4"><text:span text:style-name="T3">- rotation: </text:span><text:span text:style-name="T1">Quaternion</text:span></text:p>
              <text:p text:style-name="P4"><text:span text:style-name="T1">- commandDictionary: Dictionary&lt;char, Command&gt;</text:span></text:p>
              <text:p text:style-name="P4"><text:span text:style-name="T1"/></text:p>
            </draw:text-box>
          </draw:frame>
        </draw:g>
        <draw:g>
          <draw:polygon draw:style-name="gr7" draw:text-style-name="P6" draw:layer="layout" svg:width="6.298cm" svg:height="0cm" svg:x="37.6cm" svg:y="22.58cm" svg:viewBox="0 0 6299 0" draw:points="0,0 6299,0">
            <text:p/>
          </draw:polygon>
          <draw:line draw:style-name="gr8" draw:text-style-name="P2" draw:layer="layout" svg:x1="37.6cm" svg:y1="22.58cm" svg:x2="43.899cm" svg:y2="22.58cm">
            <text:p/>
          </draw:line>
        </draw:g>
        <draw:g>
          <draw:polygon draw:style-name="gr6" draw:text-style-name="P5" draw:layer="layout" svg:width="6.3cm" svg:height="2.117cm" svg:x="37.7cm" svg:y="22.441cm" svg:viewBox="0 0 6301 2118" draw:points="0,2118 6301,2118 6301,0 0,0">
            <text:p/>
          </draw:polygon>
          <draw:frame draw:style-name="gr11" draw:text-style-name="P2" draw:layer="layout" svg:width="6.3cm" svg:height="2.117cm" svg:x="37.7cm" svg:y="22.441cm">
            <draw:text-box>
              <text:p text:style-name="P4"><text:span text:style-name="T1">+ CommandExecuter(commandText: string)</text:span></text:p>
              <text:p text:style-name="P4"><text:span text:style-name="T1">- FillCommandDictionary(): void</text:span></text:p>
              <text:p text:style-name="P4"><text:span text:style-name="T1">+ RunCommands(): void</text:span></text:p>
            </draw:text-box>
          </draw:frame>
        </draw:g>
        <draw:g>
          <draw:polygon draw:style-name="gr9" draw:text-style-name="P1" draw:layer="layout" svg:width="6.5cm" svg:height="3.497cm" svg:x="26.999cm" svg:y="30.202cm" svg:viewBox="0 0 6501 3498" draw:points="0,3498 6501,3498 6501,0 0,0">
            <text:p/>
          </draw:polygon>
          <draw:polygon draw:style-name="gr2" draw:text-style-name="P2" draw:layer="layout" svg:width="6.5cm" svg:height="3.497cm" svg:x="27cm" svg:y="30.202cm" svg:viewBox="0 0 6501 3498" draw:points="0,3498 6501,3498 6501,0 0,0">
            <text:p/>
          </draw:polygon>
        </draw:g>
        <draw:g>
          <draw:polygon draw:style-name="gr4" draw:text-style-name="P3" draw:layer="layout" svg:width="6.5cm" svg:height="1.108cm" svg:x="26.999cm" svg:y="29.094cm" svg:viewBox="0 0 6501 1109" draw:points="0,1109 6501,1109 6501,0 0,0">
            <text:p/>
          </draw:polygon>
          <draw:polygon draw:style-name="gr2" draw:text-style-name="P2" draw:layer="layout" svg:width="6.5cm" svg:height="1.108cm" svg:x="26.999cm" svg:y="29.094cm" svg:viewBox="0 0 6501 1109" draw:points="0,1109 6501,1109 6501,0 0,0">
            <text:p/>
          </draw:polygon>
        </draw:g>
        <draw:frame draw:style-name="gr5" draw:text-style-name="P2" draw:layer="layout" svg:width="6.5cm" svg:height="1.109cm" svg:x="26.999cm" svg:y="29.094cm">
          <draw:text-box>
            <text:p text:style-name="P4"><text:span text:style-name="T2">LindenmayerSystem</text:span></text:p>
          </draw:text-box>
        </draw:frame>
        <draw:g>
          <draw:polygon draw:style-name="gr6" draw:text-style-name="P5" draw:layer="layout" svg:width="6.3cm" svg:height="0.797cm" svg:x="27.099cm" svg:y="30.302cm" svg:viewBox="0 0 6301 798" draw:points="0,798 6301,798 6301,0 0,0">
            <text:p/>
          </draw:polygon>
          <draw:frame draw:style-name="gr12" draw:text-style-name="P7" draw:layer="layout" svg:width="6.3cm" svg:height="0.798cm" svg:x="27.099cm" svg:y="30.302cm">
            <draw:text-box>
              <text:p text:style-name="P4"><text:span text:style-name="T1">- ruleset: Dictionary&lt;char, Rule&gt;</text:span></text:p>
            </draw:text-box>
          </draw:frame>
        </draw:g>
        <draw:g>
          <draw:polygon draw:style-name="gr7" draw:text-style-name="P6" draw:layer="layout" svg:width="6.298cm" svg:height="0cm" svg:x="27.001cm" svg:y="31.4cm" svg:viewBox="0 0 6299 0" draw:points="0,0 6299,0">
            <text:p/>
          </draw:polygon>
          <draw:line draw:style-name="gr8" draw:text-style-name="P2" draw:layer="layout" svg:x1="27cm" svg:y1="31.1cm" svg:x2="33.299cm" svg:y2="31.1cm">
            <text:p/>
          </draw:line>
        </draw:g>
        <draw:g>
          <draw:frame draw:style-name="gr13" draw:text-style-name="P7" draw:layer="layout" svg:width="5.299cm" svg:height="2.106cm" svg:x="27.2cm" svg:y="31.294cm">
            <draw:text-box>
              <text:p text:style-name="P4"><text:span text:style-name="T1">+ LindenmayerSystem()</text:span></text:p>
              <text:p text:style-name="P4"><text:span text:style-name="T1">+ CreateRuleset(settings: Settings) : void</text:span></text:p>
              <text:p text:style-name="P4"><text:span text:style-name="T1">+ RunSystem(start: string, iterations: int): string</text:span></text:p>
            </draw:text-box>
          </draw:frame>
        </draw:g>
        <draw:g>
          <draw:polygon draw:style-name="gr9" draw:text-style-name="P1" draw:layer="layout" svg:width="8.731cm" svg:height="5.996cm" svg:x="26.584cm" svg:y="14.3cm" svg:viewBox="0 0 8732 5997" draw:points="0,5997 8732,5997 8732,0 0,0">
            <text:p/>
          </draw:polygon>
          <draw:polygon draw:style-name="gr2" draw:text-style-name="P2" draw:layer="layout" svg:width="8.731cm" svg:height="5.996cm" svg:x="26.653cm" svg:y="14.303cm" svg:viewBox="0 0 8732 5997" draw:points="0,5997 8732,5997 8732,0 0,0">
            <text:p/>
          </draw:polygon>
        </draw:g>
        <draw:g>
          <draw:polygon draw:style-name="gr4" draw:text-style-name="P3" draw:layer="layout" svg:width="8.749cm" svg:height="1.108cm" svg:x="26.635cm" svg:y="13.2cm" svg:viewBox="0 0 8750 1109" draw:points="0,1109 8750,1109 8750,0 0,0">
            <text:p/>
          </draw:polygon>
          <draw:polygon draw:style-name="gr2" draw:text-style-name="P2" draw:layer="layout" svg:width="8.749cm" svg:height="1.108cm" svg:x="26.635cm" svg:y="13.2cm" svg:viewBox="0 0 8750 1109" draw:points="0,1109 8750,1109 8750,0 0,0">
            <text:p/>
          </draw:polygon>
        </draw:g>
        <draw:frame draw:style-name="gr5" draw:text-style-name="P7" draw:layer="layout" svg:width="8.75cm" svg:height="1.109cm" svg:x="26.635cm" svg:y="13.2cm">
          <draw:text-box>
            <text:p text:style-name="P4"><text:span text:style-name="T2">CreatureGenerator</text:span></text:p>
          </draw:text-box>
        </draw:frame>
        <draw:g>
          <draw:polygon draw:style-name="gr6" draw:text-style-name="P5" draw:layer="layout" svg:width="6.3cm" svg:height="9.737cm" svg:x="26.8cm" svg:y="14.162cm" svg:viewBox="0 0 6301 9738" draw:points="0,9738 6301,9738 6301,0 0,0">
            <text:p/>
          </draw:polygon>
          <draw:frame draw:style-name="gr14" draw:text-style-name="P7" draw:layer="layout" svg:width="6.05cm" svg:height="2.992cm" svg:x="26.8cm" svg:y="14.162cm">
            <draw:text-box>
              <text:p text:style-name="P4"><text:span text:style-name="T1">- settings: Settings</text:span></text:p>
              <text:p text:style-name="P4"><text:span text:style-name="T1">- lindenmayer: LindenmayerSystem</text:span></text:p>
              <text:p text:style-name="P4"><text:span text:style-name="T1">- excecuter : CommandExecuter</text:span></text:p>
              <text:p text:style-name="P4"><text:span text:style-name="T1">- exporter : FileExport</text:span></text:p>
              <text:p text:style-name="P4"><text:span text:style-name="T1">- creature : Creature</text:span></text:p>
            </draw:text-box>
          </draw:frame>
        </draw:g>
        <draw:g>
          <draw:polygon draw:style-name="gr7" draw:text-style-name="P6" draw:layer="layout" svg:width="8.63cm" svg:height="0cm" svg:x="26.769cm" svg:y="17.3cm" svg:viewBox="0 0 8631 0" draw:points="0,0 8631,0">
            <text:p/>
          </draw:polygon>
          <draw:line draw:style-name="gr8" draw:text-style-name="P2" draw:layer="layout" svg:x1="26.7cm" svg:y1="17.305cm" svg:x2="35.331cm" svg:y2="17.305cm">
            <text:p/>
          </draw:line>
        </draw:g>
        <draw:g>
          <draw:polygon draw:style-name="gr9" draw:text-style-name="P1" draw:layer="layout" svg:width="6.5cm" svg:height="2.84cm" svg:x="16.199cm" svg:y="20.859cm" svg:viewBox="0 0 6501 2841" draw:points="0,2841 6501,2841 6501,0 0,0">
            <text:p/>
          </draw:polygon>
          <draw:polygon draw:style-name="gr2" draw:text-style-name="P2" draw:layer="layout" svg:width="6.5cm" svg:height="2.84cm" svg:x="16.199cm" svg:y="20.859cm" svg:viewBox="0 0 6501 2841" draw:points="0,2841 6501,2841 6501,0 0,0">
            <text:p/>
          </draw:polygon>
        </draw:g>
        <draw:g>
          <draw:polygon draw:style-name="gr4" draw:text-style-name="P3" draw:layer="layout" svg:width="6.5cm" svg:height="1.108cm" svg:x="16.199cm" svg:y="19.751cm" svg:viewBox="0 0 6501 1109" draw:points="0,1109 6501,1109 6501,0 0,0">
            <text:p/>
          </draw:polygon>
          <draw:polygon draw:style-name="gr2" draw:text-style-name="P2" draw:layer="layout" svg:width="6.5cm" svg:height="1.108cm" svg:x="16.199cm" svg:y="19.751cm" svg:viewBox="0 0 6501 1109" draw:points="0,1109 6501,1109 6501,0 0,0">
            <text:p/>
          </draw:polygon>
        </draw:g>
        <draw:frame draw:style-name="gr5" draw:text-style-name="P2" draw:layer="layout" svg:width="6.5cm" svg:height="1.109cm" svg:x="16.199cm" svg:y="19.751cm">
          <draw:text-box>
            <text:p text:style-name="P4"><text:span text:style-name="T2">Settings</text:span></text:p>
          </draw:text-box>
        </draw:frame>
        <draw:g>
          <draw:polygon draw:style-name="gr6" draw:text-style-name="P5" draw:layer="layout" svg:width="6.2cm" svg:height="1.84cm" svg:x="16.299cm" svg:y="20.959cm" svg:viewBox="0 0 6201 1841" draw:points="0,1841 6201,1841 6201,0 0,0">
            <text:p/>
          </draw:polygon>
          <draw:frame draw:style-name="gr15" draw:text-style-name="P7" draw:layer="layout" svg:width="5.807cm" svg:height="1.426cm" svg:x="16.299cm" svg:y="20.959cm">
            <draw:text-box>
              <text:p text:style-name="P4"><text:span text:style-name="T1">+headAmount: int</text:span></text:p>
              <text:p text:style-name="P4"><text:span text:style-name="T1">+legAmount: int</text:span></text:p>
              <text:p text:style-name="P4"><text:span text:style-name="T1">+armAmount: int</text:span></text:p>
            </draw:text-box>
          </draw:frame>
        </draw:g>
        <draw:g>
          <draw:polygon draw:style-name="gr7" draw:text-style-name="P6" draw:layer="layout" svg:width="6.298cm" svg:height="0cm" svg:x="16.2cm" svg:y="22.5cm" svg:viewBox="0 0 6299 0" draw:points="0,0 6299,0">
            <text:p/>
          </draw:polygon>
          <draw:line draw:style-name="gr8" draw:text-style-name="P2" draw:layer="layout" svg:x1="16.2cm" svg:y1="22.5cm" svg:x2="22.499cm" svg:y2="22.5cm">
            <text:p/>
          </draw:line>
        </draw:g>
        <draw:g>
          <draw:polygon draw:style-name="gr6" draw:text-style-name="P5" draw:layer="layout" svg:width="6.3cm" svg:height="0.423cm" svg:x="16.299cm" svg:y="22.91cm" svg:viewBox="0 0 6301 424" draw:points="0,424 6301,424 6301,0 0,0">
            <text:p/>
          </draw:polygon>
          <draw:frame draw:style-name="gr16" draw:text-style-name="P2" draw:layer="layout" svg:width="6.3cm" svg:height="0.843cm" svg:x="16.299cm" svg:y="22.7cm">
            <draw:text-box>
              <text:p text:style-name="P4"><text:span text:style-name="T1">+ Settings(heads: int, arms: int, legs: int)</text:span></text:p>
              <text:p text:style-name="P4"><text:span text:style-name="T1">+Random() : void</text:span></text:p>
            </draw:text-box>
          </draw:frame>
        </draw:g>
        <draw:g>
          <draw:polygon draw:style-name="gr9" draw:text-style-name="P1" draw:layer="layout" svg:width="6.5cm" svg:height="2.591cm" svg:x="18.799cm" svg:y="28.108cm" svg:viewBox="0 0 6501 2592" draw:points="0,2592 6501,2592 6501,0 0,0">
            <text:p/>
          </draw:polygon>
          <draw:polygon draw:style-name="gr2" draw:text-style-name="P2" draw:layer="layout" svg:width="6.5cm" svg:height="2.591cm" svg:x="18.799cm" svg:y="28.108cm" svg:viewBox="0 0 6501 2592" draw:points="0,2592 6501,2592 6501,0 0,0">
            <text:p/>
          </draw:polygon>
        </draw:g>
        <draw:g>
          <draw:polygon draw:style-name="gr4" draw:text-style-name="P3" draw:layer="layout" svg:width="6.5cm" svg:height="1.108cm" svg:x="18.799cm" svg:y="27cm" svg:viewBox="0 0 6501 1109" draw:points="0,1109 6501,1109 6501,0 0,0">
            <text:p/>
          </draw:polygon>
          <draw:polygon draw:style-name="gr2" draw:text-style-name="P2" draw:layer="layout" svg:width="6.5cm" svg:height="1.108cm" svg:x="18.799cm" svg:y="27cm" svg:viewBox="0 0 6501 1109" draw:points="0,1109 6501,1109 6501,0 0,0">
            <text:p/>
          </draw:polygon>
        </draw:g>
        <draw:frame draw:style-name="gr5" draw:text-style-name="P2" draw:layer="layout" svg:width="6.5cm" svg:height="1.109cm" svg:x="18.799cm" svg:y="27cm">
          <draw:text-box>
            <text:p text:style-name="P4"><text:span text:style-name="T2">Rule</text:span></text:p>
          </draw:text-box>
        </draw:frame>
        <draw:g>
          <draw:polygon draw:style-name="gr6" draw:text-style-name="P5" draw:layer="layout" svg:width="6.4cm" svg:height="1.291cm" svg:x="18.899cm" svg:y="28.208cm" svg:viewBox="0 0 6401 1292" draw:points="0,1292 6401,1292 6401,0 0,0">
            <text:p/>
          </draw:polygon>
          <draw:frame draw:style-name="gr17" draw:text-style-name="P7" draw:layer="layout" svg:width="6.4cm" svg:height="1.291cm" svg:x="18.899cm" svg:y="28.208cm">
            <draw:text-box>
              <text:p text:style-name="P4"><text:span text:style-name="T1">+ input: char</text:span></text:p>
              <text:p text:style-name="P4"><text:span text:style-name="T1">- result: string</text:span></text:p>
            </draw:text-box>
          </draw:frame>
        </draw:g>
        <draw:g>
          <draw:polygon draw:style-name="gr7" draw:text-style-name="P6" draw:layer="layout" svg:width="6.298cm" svg:height="0cm" svg:x="18.801cm" svg:y="29.4cm" svg:viewBox="0 0 6299 0" draw:points="0,0 6299,0">
            <text:p/>
          </draw:polygon>
          <draw:line draw:style-name="gr8" draw:text-style-name="P2" draw:layer="layout" svg:x1="18.801cm" svg:y1="29.4cm" svg:x2="25.1cm" svg:y2="29.4cm">
            <text:p/>
          </draw:line>
        </draw:g>
        <draw:g xml:id="id2" draw:id="id2">
          <draw:polygon draw:style-name="gr6" draw:text-style-name="P5" draw:layer="layout" svg:width="6.3cm" svg:height="0.423cm" svg:x="18.899cm" svg:y="29.476cm" svg:viewBox="0 0 6301 424" draw:points="0,424 6301,424 6301,0 0,0">
            <text:p/>
          </draw:polygon>
          <draw:frame draw:style-name="gr16" draw:text-style-name="P2" draw:layer="layout" svg:width="6.3cm" svg:height="0.843cm" svg:x="18.8cm" svg:y="29.6cm">
            <draw:text-box>
              <text:p text:style-name="P4"><text:span text:style-name="T1">+ Rule(input: char, result: string)</text:span></text:p>
              <text:p text:style-name="P4"><text:span text:style-name="T1">+ GiveResult() : string</text:span></text:p>
            </draw:text-box>
          </draw:frame>
        </draw:g>
        <draw:g>
          <draw:polygon draw:style-name="gr9" draw:text-style-name="P1" draw:layer="layout" svg:width="6.5cm" svg:height="5.891cm" svg:x="18.799cm" svg:y="33.408cm" svg:viewBox="0 0 6501 5892" draw:points="0,5892 6501,5892 6501,0 0,0">
            <text:p/>
          </draw:polygon>
          <draw:polygon draw:style-name="gr2" draw:text-style-name="P2" draw:layer="layout" svg:width="6.5cm" svg:height="5.891cm" svg:x="18.799cm" svg:y="33.408cm" svg:viewBox="0 0 6501 5892" draw:points="0,5892 6501,5892 6501,0 0,0">
            <text:p/>
          </draw:polygon>
        </draw:g>
        <draw:g>
          <draw:polygon draw:style-name="gr4" draw:text-style-name="P3" draw:layer="layout" svg:width="6.5cm" svg:height="1.108cm" svg:x="18.799cm" svg:y="32.3cm" svg:viewBox="0 0 6501 1109" draw:points="0,1109 6501,1109 6501,0 0,0">
            <text:p/>
          </draw:polygon>
          <draw:polygon draw:style-name="gr2" draw:text-style-name="P2" draw:layer="layout" svg:width="6.5cm" svg:height="1.108cm" svg:x="18.799cm" svg:y="32.3cm" svg:viewBox="0 0 6501 1109" draw:points="0,1109 6501,1109 6501,0 0,0">
            <text:p/>
          </draw:polygon>
        </draw:g>
        <draw:frame draw:style-name="gr5" draw:text-style-name="P2" xml:id="id1" draw:id="id1" draw:layer="layout" svg:width="6.5cm" svg:height="1.109cm" svg:x="18.799cm" svg:y="32.3cm">
          <draw:text-box>
            <text:p text:style-name="P4"><text:span text:style-name="T2">StochasticRule</text:span></text:p>
          </draw:text-box>
        </draw:frame>
        <draw:g>
          <draw:polygon draw:style-name="gr6" draw:text-style-name="P5" draw:layer="layout" svg:width="6.2cm" svg:height="1.591cm" svg:x="18.899cm" svg:y="33.3cm" svg:viewBox="0 0 6201 1592" draw:points="0,1592 6201,1592 6201,0 0,0">
            <text:p/>
          </draw:polygon>
          <draw:frame draw:style-name="gr18" draw:text-style-name="P7" draw:layer="layout" svg:width="6.2cm" svg:height="1.391cm" svg:x="18.899cm" svg:y="33.5cm">
            <draw:text-box>
              <text:p text:style-name="P4"><text:span text:style-name="T1">- sumPercentage: float</text:span></text:p>
              <text:p text:style-name="P4"><text:span text:style-name="T1">- resultPossibilities : List&lt;Possibility&gt;</text:span></text:p>
            </draw:text-box>
          </draw:frame>
        </draw:g>
        <draw:g>
          <draw:polygon draw:style-name="gr7" draw:text-style-name="P6" draw:layer="layout" svg:width="6.298cm" svg:height="0cm" svg:x="18.899cm" svg:y="35.675cm" svg:viewBox="0 0 6299 0" draw:points="0,0 6299,0">
            <text:p/>
          </draw:polygon>
          <draw:line draw:style-name="gr8" draw:text-style-name="P2" draw:layer="layout" svg:x1="18.9cm" svg:y1="34.9cm" svg:x2="25.199cm" svg:y2="34.9cm">
            <text:p/>
          </draw:line>
        </draw:g>
        <draw:g>
          <draw:polygon draw:style-name="gr6" draw:text-style-name="P5" draw:layer="layout" svg:width="6.3cm" svg:height="0.403cm" svg:x="18.9cm" svg:y="36.989cm" svg:viewBox="0 0 6301 404" draw:points="0,404 6301,404 6301,0 0,0">
            <text:p/>
          </draw:polygon>
          <draw:frame draw:style-name="gr19" draw:text-style-name="P7" draw:layer="layout" svg:width="6.3cm" svg:height="4.211cm" svg:x="18.9cm" svg:y="35.089cm">
            <draw:text-box>
              <text:p text:style-name="P4"><text:span text:style-name="T1">+ StochasticRule(input: char)</text:span></text:p>
              <text:p text:style-name="P4"><text:span text:style-name="T1">+ StochasticRule(input: char, resultPossibilities: List&lt;Possibility&gt;)</text:span></text:p>
              <text:p text:style-name="P4"><text:span text:style-name="T1">+ AddPossibility(percentage: float, output: string): void</text:span></text:p>
              <text:p text:style-name="P4"><text:span text:style-name="T1">+ AddPossibility(possibility: Possibility): void</text:span></text:p>
              <text:p text:style-name="P4"><text:span text:style-name="T1">- NormalizePercentages(): void</text:span></text:p>
              <text:p text:style-name="P4"><text:span text:style-name="T1">+ GiveResult() : string</text:span></text:p>
              <text:p text:style-name="P4"><text:span text:style-name="T1"/></text:p>
            </draw:text-box>
          </draw:frame>
        </draw:g>
        <draw:g>
          <draw:polygon draw:style-name="gr9" draw:text-style-name="P1" draw:layer="layout" svg:width="6.5cm" svg:height="2.391cm" svg:x="11.8cm" svg:y="30.808cm" svg:viewBox="0 0 6501 2392" draw:points="0,2392 6501,2392 6501,0 0,0">
            <text:p/>
          </draw:polygon>
          <draw:polygon draw:style-name="gr2" draw:text-style-name="P2" draw:layer="layout" svg:width="6.5cm" svg:height="2.391cm" svg:x="11.8cm" svg:y="30.808cm" svg:viewBox="0 0 6501 2392" draw:points="0,2392 6501,2392 6501,0 0,0">
            <text:p/>
          </draw:polygon>
        </draw:g>
        <draw:g>
          <draw:polygon draw:style-name="gr4" draw:text-style-name="P3" draw:layer="layout" svg:width="6.5cm" svg:height="1.108cm" svg:x="11.8cm" svg:y="29.7cm" svg:viewBox="0 0 6501 1109" draw:points="0,1109 6501,1109 6501,0 0,0">
            <text:p/>
          </draw:polygon>
          <draw:polygon draw:style-name="gr2" draw:text-style-name="P2" draw:layer="layout" svg:width="6.5cm" svg:height="1.108cm" svg:x="11.8cm" svg:y="29.7cm" svg:viewBox="0 0 6501 1109" draw:points="0,1109 6501,1109 6501,0 0,0">
            <text:p/>
          </draw:polygon>
        </draw:g>
        <draw:frame draw:style-name="gr5" draw:text-style-name="P2" draw:layer="layout" svg:width="6.5cm" svg:height="1.109cm" svg:x="11.8cm" svg:y="29.7cm">
          <draw:text-box>
            <text:p text:style-name="P4"><text:span text:style-name="T2">Possibility</text:span></text:p>
          </draw:text-box>
        </draw:frame>
        <draw:g>
          <draw:polygon draw:style-name="gr6" draw:text-style-name="P5" draw:layer="layout" svg:width="6.3cm" svg:height="2.117cm" svg:x="11.9cm" svg:y="30.908cm" svg:viewBox="0 0 6301 2118" draw:points="0,2118 6301,2118 6301,0 0,0">
            <text:p/>
          </draw:polygon>
          <draw:frame draw:style-name="gr20" draw:text-style-name="P7" draw:layer="layout" svg:width="6.301cm" svg:height="1.292cm" svg:x="11.9cm" svg:y="30.908cm">
            <draw:text-box>
              <text:p text:style-name="P4"><text:span text:style-name="T1">+ percentage: float</text:span></text:p>
              <text:p text:style-name="P4"><text:span text:style-name="T1">+ output: string</text:span></text:p>
            </draw:text-box>
          </draw:frame>
        </draw:g>
        <draw:g>
          <draw:polygon draw:style-name="gr7" draw:text-style-name="P6" draw:layer="layout" svg:width="6.298cm" svg:height="0cm" svg:x="11.9cm" svg:y="33.075cm" svg:viewBox="0 0 6299 0" draw:points="0,0 6299,0">
            <text:p/>
          </draw:polygon>
          <draw:line draw:style-name="gr8" draw:text-style-name="P2" draw:layer="layout" svg:x1="11.901cm" svg:y1="32.1cm" svg:x2="18.2cm" svg:y2="32.1cm">
            <text:p/>
          </draw:line>
        </draw:g>
        <draw:g>
          <draw:polygon draw:style-name="gr6" draw:text-style-name="P5" draw:layer="layout" svg:width="6.3cm" svg:height="0.423cm" svg:x="11.801cm" svg:y="32.61cm" svg:viewBox="0 0 6301 424" draw:points="0,424 6301,424 6301,0 0,0">
            <text:p/>
          </draw:polygon>
          <draw:frame draw:style-name="gr16" draw:text-style-name="P2" draw:layer="layout" svg:width="6.3cm" svg:height="0.843cm" svg:x="11.801cm" svg:y="32.3cm">
            <draw:text-box>
              <text:p text:style-name="P4"><text:span text:style-name="T1">+ Possibility(percentage: float, output: string)</text:span></text:p>
            </draw:text-box>
          </draw:frame>
        </draw:g>
        <draw:g>
          <draw:polygon draw:style-name="gr9" draw:text-style-name="P1" draw:layer="layout" svg:width="6.5cm" svg:height="2.84cm" svg:x="16.2cm" svg:y="20.86cm" svg:viewBox="0 0 6501 2841" draw:points="0,2841 6501,2841 6501,0 0,0">
            <text:p/>
          </draw:polygon>
          <draw:polygon draw:style-name="gr2" draw:text-style-name="P2" draw:layer="layout" svg:width="6.5cm" svg:height="2.84cm" svg:x="16.2cm" svg:y="20.86cm" svg:viewBox="0 0 6501 2841" draw:points="0,2841 6501,2841 6501,0 0,0">
            <text:p/>
          </draw:polygon>
        </draw:g>
        <draw:g>
          <draw:polygon draw:style-name="gr4" draw:text-style-name="P3" draw:layer="layout" svg:width="6.5cm" svg:height="1.108cm" svg:x="16.2cm" svg:y="19.752cm" svg:viewBox="0 0 6501 1109" draw:points="0,1109 6501,1109 6501,0 0,0">
            <text:p/>
          </draw:polygon>
          <draw:polygon draw:style-name="gr2" draw:text-style-name="P2" draw:layer="layout" svg:width="6.5cm" svg:height="1.108cm" svg:x="16.2cm" svg:y="19.752cm" svg:viewBox="0 0 6501 1109" draw:points="0,1109 6501,1109 6501,0 0,0">
            <text:p/>
          </draw:polygon>
        </draw:g>
        <draw:frame draw:style-name="gr5" draw:text-style-name="P2" draw:layer="layout" svg:width="6.5cm" svg:height="1.109cm" svg:x="16.2cm" svg:y="19.752cm">
          <draw:text-box>
            <text:p text:style-name="P4"><text:span text:style-name="T2">Settings</text:span></text:p>
          </draw:text-box>
        </draw:frame>
        <draw:g>
          <draw:polygon draw:style-name="gr6" draw:text-style-name="P5" draw:layer="layout" svg:width="6.2cm" svg:height="1.84cm" svg:x="16.3cm" svg:y="20.96cm" svg:viewBox="0 0 6201 1841" draw:points="0,1841 6201,1841 6201,0 0,0">
            <text:p/>
          </draw:polygon>
          <draw:frame draw:style-name="gr15" draw:text-style-name="P7" draw:layer="layout" svg:width="5.807cm" svg:height="1.426cm" svg:x="16.3cm" svg:y="20.96cm">
            <draw:text-box>
              <text:p text:style-name="P4"><text:span text:style-name="T1">+headAmount: int</text:span></text:p>
              <text:p text:style-name="P4"><text:span text:style-name="T1">+legAmount: int</text:span></text:p>
              <text:p text:style-name="P4"><text:span text:style-name="T1">+armAmount: int</text:span></text:p>
            </draw:text-box>
          </draw:frame>
        </draw:g>
        <draw:g>
          <draw:polygon draw:style-name="gr7" draw:text-style-name="P6" draw:layer="layout" svg:width="6.298cm" svg:height="0cm" svg:x="16.201cm" svg:y="22.501cm" svg:viewBox="0 0 6299 0" draw:points="0,0 6299,0">
            <text:p/>
          </draw:polygon>
          <draw:line draw:style-name="gr8" draw:text-style-name="P2" draw:layer="layout" svg:x1="16.201cm" svg:y1="22.501cm" svg:x2="22.5cm" svg:y2="22.501cm">
            <text:p/>
          </draw:line>
        </draw:g>
        <draw:g>
          <draw:polygon draw:style-name="gr6" draw:text-style-name="P5" draw:layer="layout" svg:width="6.3cm" svg:height="0.423cm" svg:x="16.3cm" svg:y="22.911cm" svg:viewBox="0 0 6301 424" draw:points="0,424 6301,424 6301,0 0,0">
            <text:p/>
          </draw:polygon>
          <draw:frame draw:style-name="gr16" draw:text-style-name="P2" draw:layer="layout" svg:width="6.3cm" svg:height="0.843cm" svg:x="16.3cm" svg:y="22.701cm">
            <draw:text-box>
              <text:p text:style-name="P4"><text:span text:style-name="T1">+ Settings(heads: int, arms: int, legs: int)</text:span></text:p>
              <text:p text:style-name="P4"><text:span text:style-name="T1">+Random() : void</text:span></text:p>
            </draw:text-box>
          </draw:frame>
        </draw:g>
        <draw:g>
          <draw:polygon draw:style-name="gr9" draw:text-style-name="P1" draw:layer="layout" svg:width="6.5cm" svg:height="3.44cm" svg:x="37.1cm" svg:y="27.359cm" svg:viewBox="0 0 6501 3441" draw:points="0,3441 6501,3441 6501,0 0,0">
            <text:p/>
          </draw:polygon>
          <draw:polygon draw:style-name="gr2" draw:text-style-name="P2" draw:layer="layout" svg:width="6.5cm" svg:height="3.44cm" svg:x="37.1cm" svg:y="27.359cm" svg:viewBox="0 0 6501 3441" draw:points="0,3441 6501,3441 6501,0 0,0">
            <text:p/>
          </draw:polygon>
        </draw:g>
        <draw:g>
          <draw:polygon draw:style-name="gr4" draw:text-style-name="P3" draw:layer="layout" svg:width="6.5cm" svg:height="1.108cm" svg:x="37.1cm" svg:y="26.251cm" svg:viewBox="0 0 6501 1109" draw:points="0,1109 6501,1109 6501,0 0,0">
            <text:p/>
          </draw:polygon>
          <draw:polygon draw:style-name="gr2" draw:text-style-name="P2" draw:layer="layout" svg:width="6.5cm" svg:height="1.108cm" svg:x="37.1cm" svg:y="26.251cm" svg:viewBox="0 0 6501 1109" draw:points="0,1109 6501,1109 6501,0 0,0">
            <text:p/>
          </draw:polygon>
        </draw:g>
        <draw:frame draw:style-name="gr5" draw:text-style-name="P2" draw:layer="layout" svg:width="6.5cm" svg:height="1.109cm" svg:x="37.1cm" svg:y="26.251cm">
          <draw:text-box>
            <text:p text:style-name="P4"><text:span text:style-name="T2">FileExport</text:span></text:p>
          </draw:text-box>
        </draw:frame>
        <draw:g>
          <draw:polygon draw:style-name="gr6" draw:text-style-name="P5" draw:layer="layout" svg:width="6.2cm" svg:height="0.94cm" svg:x="36.9cm" svg:y="27.459cm" svg:viewBox="0 0 6201 941" draw:points="0,941 6201,941 6201,0 0,0">
            <text:p/>
          </draw:polygon>
          <draw:frame draw:style-name="gr16" draw:text-style-name="P7" draw:layer="layout" svg:width="5.807cm" svg:height="0.843cm" svg:x="37.093cm" svg:y="27.457cm">
            <draw:text-box>
              <text:p text:style-name="P4"><text:span text:style-name="T1">- pathFile: string</text:span></text:p>
              <text:p text:style-name="P4"><text:span text:style-name="T1">- model: Model</text:span></text:p>
            </draw:text-box>
          </draw:frame>
        </draw:g>
        <draw:g>
          <draw:polygon draw:style-name="gr7" draw:text-style-name="P6" draw:layer="layout" svg:width="6.298cm" svg:height="0cm" svg:x="37.001cm" svg:y="28.4cm" svg:viewBox="0 0 6299 0" draw:points="0,0 6299,0">
            <text:p/>
          </draw:polygon>
          <draw:line draw:style-name="gr8" draw:text-style-name="P2" draw:layer="layout" svg:x1="37.001cm" svg:y1="28.4cm" svg:x2="43.3cm" svg:y2="28.4cm">
            <text:p/>
          </draw:line>
        </draw:g>
        <draw:g>
          <draw:polygon draw:style-name="gr6" draw:text-style-name="P5" draw:layer="layout" svg:width="6.3cm" svg:height="0.145cm" svg:x="37.1cm" svg:y="28.546cm" svg:viewBox="0 0 6301 146" draw:points="0,146 6301,146 6301,0 0,0">
            <text:p/>
          </draw:polygon>
          <draw:frame draw:style-name="gr13" draw:text-style-name="P7" draw:layer="layout" svg:width="6.3cm" svg:height="2.106cm" svg:x="37.1cm" svg:y="28.594cm">
            <draw:text-box>
              <text:p text:style-name="P4"><text:span text:style-name="T1">+ FileExport(pathFile: string, model: Model)</text:span></text:p>
              <text:p text:style-name="P4"><text:span text:style-name="T1">+ SetPathFile(pathFile: string) : void</text:span></text:p>
              <text:p text:style-name="P4"><text:span text:style-name="T1">+ SetModel(model: Model): void</text:span></text:p>
              <text:p text:style-name="P4"><text:span text:style-name="T1">+ ExportModel(): void</text:span></text:p>
            </draw:text-box>
          </draw:frame>
        </draw:g>
        <draw:g>
          <draw:polygon draw:style-name="gr9" draw:text-style-name="P1" draw:layer="layout" svg:width="6.5cm" svg:height="2.84cm" svg:x="17.199cm" svg:y="13.108cm" svg:viewBox="0 0 6501 2841" draw:points="0,2841 6501,2841 6501,0 0,0">
            <text:p/>
          </draw:polygon>
          <draw:polygon draw:style-name="gr2" draw:text-style-name="P2" draw:layer="layout" svg:width="6.5cm" svg:height="2.84cm" svg:x="17.199cm" svg:y="13.108cm" svg:viewBox="0 0 6501 2841" draw:points="0,2841 6501,2841 6501,0 0,0">
            <text:p/>
          </draw:polygon>
        </draw:g>
        <draw:g>
          <draw:polygon draw:style-name="gr4" draw:text-style-name="P3" draw:layer="layout" svg:width="6.5cm" svg:height="1.108cm" svg:x="17.199cm" svg:y="12cm" svg:viewBox="0 0 6501 1109" draw:points="0,1109 6501,1109 6501,0 0,0">
            <text:p/>
          </draw:polygon>
          <draw:polygon draw:style-name="gr2" draw:text-style-name="P2" draw:layer="layout" svg:width="6.5cm" svg:height="1.108cm" svg:x="17.199cm" svg:y="12cm" svg:viewBox="0 0 6501 1109" draw:points="0,1109 6501,1109 6501,0 0,0">
            <text:p/>
          </draw:polygon>
        </draw:g>
        <draw:frame draw:style-name="gr5" draw:text-style-name="P2" draw:layer="layout" svg:width="6.5cm" svg:height="1.109cm" svg:x="17.199cm" svg:y="12cm">
          <draw:text-box>
            <text:p text:style-name="P4"><text:span text:style-name="T2">Creature</text:span></text:p>
          </draw:text-box>
        </draw:frame>
        <draw:g>
          <draw:polygon draw:style-name="gr6" draw:text-style-name="P5" draw:layer="layout" svg:width="6.2cm" svg:height="0.791cm" svg:x="17.299cm" svg:y="13.208cm" svg:viewBox="0 0 6201 792" draw:points="0,792 6201,792 6201,0 0,0">
            <text:p/>
          </draw:polygon>
          <draw:frame draw:style-name="gr21" draw:text-style-name="P7" draw:layer="layout" svg:width="5.807cm" svg:height="0.613cm" svg:x="17.299cm" svg:y="13.208cm">
            <draw:text-box>
              <text:p text:style-name="P4"><text:span text:style-name="T1">- vertices : List&lt;Vector3&gt;</text:span></text:p>
            </draw:text-box>
          </draw:frame>
        </draw:g>
        <draw:g>
          <draw:polygon draw:style-name="gr7" draw:text-style-name="P6" draw:layer="layout" svg:width="6.298cm" svg:height="0cm" svg:x="17.2cm" svg:y="13.9cm" svg:viewBox="0 0 6299 0" draw:points="0,0 6299,0">
            <text:p/>
          </draw:polygon>
          <draw:line draw:style-name="gr8" draw:text-style-name="P2" draw:layer="layout" svg:x1="17.2cm" svg:y1="13.9cm" svg:x2="23.499cm" svg:y2="13.9cm">
            <text:p/>
          </draw:line>
        </draw:g>
        <draw:g>
          <draw:polygon draw:style-name="gr6" draw:text-style-name="P5" draw:layer="layout" svg:width="6.3cm" svg:height="0.423cm" svg:x="17.299cm" svg:y="14.745cm" svg:viewBox="0 0 6301 424" draw:points="0,424 6301,424 6301,0 0,0">
            <text:p/>
          </draw:polygon>
          <draw:frame draw:style-name="gr22" draw:text-style-name="P2" draw:layer="layout" svg:width="6.3cm" svg:height="1.685cm" svg:x="17.299cm" svg:y="14.115cm">
            <draw:text-box>
              <text:p text:style-name="P4"><text:span text:style-name="T1">+ Creature()</text:span></text:p>
              <text:p text:style-name="P4"><text:span text:style-name="T1">+ GenerateModel(): Model</text:span></text:p>
              <text:p text:style-name="P4"><text:span text:style-name="T1">+ SetVertices(vertices: List&lt;Vector3&gt;): void</text:span></text:p>
            </draw:text-box>
          </draw:frame>
        </draw:g>
        <draw:g xml:id="id4" draw:id="id4">
          <draw:polygon draw:style-name="gr9" draw:text-style-name="P1" draw:layer="layout" svg:width="6.5cm" svg:height="1.84cm" svg:x="27.5cm" svg:y="3.262cm" svg:viewBox="0 0 6501 1841" draw:points="0,1841 6501,1841 6501,0 0,0">
            <text:p/>
          </draw:polygon>
          <draw:polygon draw:style-name="gr2" draw:text-style-name="P2" draw:layer="layout" svg:width="6.5cm" svg:height="1.84cm" svg:x="27.5cm" svg:y="3.262cm" svg:viewBox="0 0 6501 1841" draw:points="0,1841 6501,1841 6501,0 0,0">
            <text:p/>
          </draw:polygon>
        </draw:g>
        <draw:g>
          <draw:polygon draw:style-name="gr4" draw:text-style-name="P3" draw:layer="layout" svg:width="6.5cm" svg:height="1.108cm" svg:x="27.5cm" svg:y="2.154cm" svg:viewBox="0 0 6501 1109" draw:points="0,1109 6501,1109 6501,0 0,0">
            <text:p/>
          </draw:polygon>
          <draw:polygon draw:style-name="gr2" draw:text-style-name="P2" draw:layer="layout" svg:width="6.5cm" svg:height="1.108cm" svg:x="27.5cm" svg:y="2.154cm" svg:viewBox="0 0 6501 1109" draw:points="0,1109 6501,1109 6501,0 0,0">
            <text:p/>
          </draw:polygon>
        </draw:g>
        <draw:frame draw:style-name="gr23" draw:text-style-name="P2" draw:layer="layout" svg:width="6.5cm" svg:height="1.617cm" svg:x="27.5cm" svg:y="1.9cm">
          <draw:text-box>
            <text:p><text:span text:style-name="T2">&lt;&lt;interface&gt;&gt;</text:span></text:p>
            <text:p text:style-name="P4"><text:span text:style-name="T2">Command</text:span></text:p>
          </draw:text-box>
        </draw:frame>
        <draw:g>
          <draw:polygon draw:style-name="gr6" draw:text-style-name="P5" draw:layer="layout" svg:width="6.2cm" svg:height="0.791cm" svg:x="27.6cm" svg:y="3.362cm" svg:viewBox="0 0 6201 792" draw:points="0,792 6201,792 6201,0 0,0">
            <text:p/>
          </draw:polygon>
        </draw:g>
        <draw:g>
          <draw:polygon draw:style-name="gr7" draw:text-style-name="P6" draw:layer="layout" svg:width="6.298cm" svg:height="0cm" svg:x="27.501cm" svg:y="4.054cm" svg:viewBox="0 0 6299 0" draw:points="0,0 6299,0">
            <text:p/>
          </draw:polygon>
          <draw:line draw:style-name="gr8" draw:text-style-name="P2" draw:layer="layout" svg:x1="27.501cm" svg:y1="4.054cm" svg:x2="33.8cm" svg:y2="4.054cm">
            <text:p/>
          </draw:line>
        </draw:g>
        <draw:frame draw:style-name="gr24" draw:text-style-name="P2" draw:layer="layout" svg:width="9.015cm" svg:height="3.059cm" svg:x="26.685cm" svg:y="17cm">
          <draw:text-box>
            <text:p><text:span text:style-name="T1"/></text:p>
            <text:p><text:span text:style-name="T1">+ CreateCreature() : void</text:span></text:p>
            <text:p><text:span text:style-name="T1">+ GetCreature(): Creature</text:span></text:p>
            <text:p><text:span text:style-name="T1">+ SetSettings(settings Settings): void</text:span></text:p>
            <text:p><text:span text:style-name="T3">+ SetLindenmayerSystem(system </text:span><text:span text:style-name="T1">LindenmayerSystem): void</text:span></text:p>
            <text:p><text:span text:style-name="T1">+ SetExecuter(executer CommandExecuter) : void</text:span></text:p>
            <text:p><text:span text:style-name="T1">+ SetExporter(exporter FileExport): void</text:span></text:p>
            <text:p><text:span text:style-name="T1">+ ExportModel(): void </text:span></text:p>
          </draw:text-box>
        </draw:frame>
        <draw:g>
          <draw:polygon draw:style-name="gr6" draw:text-style-name="P5" draw:layer="layout" svg:width="6.3cm" svg:height="0.423cm" svg:x="27.5cm" svg:y="3.052cm" svg:viewBox="0 0 6301 424" draw:points="0,424 6301,424 6301,0 0,0">
            <text:p/>
          </draw:polygon>
          <draw:frame draw:style-name="gr25" draw:text-style-name="P7" draw:layer="layout" svg:width="6.3cm" svg:height="0.509cm" svg:x="27.5cm" svg:y="4.294cm">
            <draw:text-box>
              <text:p text:style-name="P4"><text:span text:style-name="T2">+ execute(vector: Vector3): void</text:span></text:p>
            </draw:text-box>
          </draw:frame>
        </draw:g>
        <draw:g>
          <draw:polygon draw:style-name="gr9" draw:text-style-name="P1" draw:layer="layout" svg:width="6.5cm" svg:height="2.837cm" svg:x="20.399cm" svg:y="7.762cm" svg:viewBox="0 0 6501 2838" draw:points="0,2838 6501,2838 6501,0 0,0">
            <text:p/>
          </draw:polygon>
          <draw:polygon draw:style-name="gr2" draw:text-style-name="P2" draw:layer="layout" svg:width="6.5cm" svg:height="2.837cm" svg:x="20.399cm" svg:y="7.762cm" svg:viewBox="0 0 6501 2838" draw:points="0,2838 6501,2838 6501,0 0,0">
            <text:p/>
          </draw:polygon>
        </draw:g>
        <draw:g>
          <draw:polygon draw:style-name="gr4" draw:text-style-name="P3" draw:layer="layout" svg:width="6.5cm" svg:height="1.108cm" svg:x="20.399cm" svg:y="6.654cm" svg:viewBox="0 0 6501 1109" draw:points="0,1109 6501,1109 6501,0 0,0">
            <text:p/>
          </draw:polygon>
          <draw:polygon draw:style-name="gr2" draw:text-style-name="P2" draw:layer="layout" svg:width="6.5cm" svg:height="1.108cm" svg:x="20.399cm" svg:y="6.654cm" svg:viewBox="0 0 6501 1109" draw:points="0,1109 6501,1109 6501,0 0,0">
            <text:p/>
          </draw:polygon>
        </draw:g>
        <draw:frame draw:style-name="gr26" draw:text-style-name="P2" xml:id="id3" draw:id="id3" draw:layer="layout" svg:width="6.5cm" svg:height="1.1cm" svg:x="20.4cm" svg:y="6.7cm">
          <draw:text-box>
            <text:p><text:span text:style-name="T2">ChangePosition</text:span></text:p>
          </draw:text-box>
        </draw:frame>
        <draw:g>
          <draw:polygon draw:style-name="gr6" draw:text-style-name="P5" draw:layer="layout" svg:width="6.2cm" svg:height="0.791cm" svg:x="20.499cm" svg:y="7.862cm" svg:viewBox="0 0 6201 792" draw:points="0,792 6201,792 6201,0 0,0">
            <text:p/>
          </draw:polygon>
        </draw:g>
        <draw:g>
          <draw:polygon draw:style-name="gr7" draw:text-style-name="P6" draw:layer="layout" svg:width="6.298cm" svg:height="0cm" svg:x="20.4cm" svg:y="8.554cm" svg:viewBox="0 0 6299 0" draw:points="0,0 6299,0">
            <text:p/>
          </draw:polygon>
          <draw:line draw:style-name="gr8" draw:text-style-name="P2" draw:layer="layout" svg:x1="20.4cm" svg:y1="8.554cm" svg:x2="26.699cm" svg:y2="8.554cm">
            <text:p/>
          </draw:line>
        </draw:g>
        <draw:g>
          <draw:polygon draw:style-name="gr6" draw:text-style-name="P5" draw:layer="layout" svg:width="6.3cm" svg:height="0.61cm" svg:x="20.3cm" svg:y="7.6cm" svg:viewBox="0 0 6301 611" draw:points="0,611 6301,611 6301,0 0,0">
            <text:p/>
          </draw:polygon>
          <draw:frame draw:style-name="gr27" draw:text-style-name="P7" draw:layer="layout" svg:width="6.3cm" svg:height="2.694cm" svg:x="20.3cm" svg:y="8.146cm">
            <draw:text-box>
              <text:p text:style-name="P4"><text:span text:style-name="T2">+ execute(vector: Vector3): void</text:span></text:p>
              <text:p text:style-name="P4"><text:span text:style-name="T2">- ChangePosition(vector3: Vector3):void</text:span></text:p>
            </draw:text-box>
          </draw:frame>
        </draw:g>
        <draw:g>
          <draw:polygon draw:style-name="gr9" draw:text-style-name="P1" draw:layer="layout" svg:width="6.5cm" svg:height="2.837cm" svg:x="27.599cm" svg:y="7.822cm" svg:viewBox="0 0 6501 2838" draw:points="0,2838 6501,2838 6501,0 0,0">
            <text:p/>
          </draw:polygon>
          <draw:polygon draw:style-name="gr2" draw:text-style-name="P2" draw:layer="layout" svg:width="6.5cm" svg:height="2.837cm" svg:x="27.599cm" svg:y="7.822cm" svg:viewBox="0 0 6501 2838" draw:points="0,2838 6501,2838 6501,0 0,0">
            <text:p/>
          </draw:polygon>
        </draw:g>
        <draw:g>
          <draw:polygon draw:style-name="gr4" draw:text-style-name="P3" draw:layer="layout" svg:width="6.5cm" svg:height="1.108cm" svg:x="27.599cm" svg:y="6.714cm" svg:viewBox="0 0 6501 1109" draw:points="0,1109 6501,1109 6501,0 0,0">
            <text:p/>
          </draw:polygon>
          <draw:polygon draw:style-name="gr2" draw:text-style-name="P2" draw:layer="layout" svg:width="6.5cm" svg:height="1.108cm" svg:x="27.599cm" svg:y="6.714cm" svg:viewBox="0 0 6501 1109" draw:points="0,1109 6501,1109 6501,0 0,0">
            <text:p/>
          </draw:polygon>
        </draw:g>
        <draw:frame draw:style-name="gr26" draw:text-style-name="P2" xml:id="id5" draw:id="id5" draw:layer="layout" svg:width="6.5cm" svg:height="1.1cm" svg:x="27.6cm" svg:y="6.76cm">
          <draw:text-box>
            <text:p><text:span text:style-name="T2">ChangeRotation</text:span></text:p>
          </draw:text-box>
        </draw:frame>
        <draw:g>
          <draw:polygon draw:style-name="gr6" draw:text-style-name="P5" draw:layer="layout" svg:width="6.2cm" svg:height="0.791cm" svg:x="27.699cm" svg:y="7.922cm" svg:viewBox="0 0 6201 792" draw:points="0,792 6201,792 6201,0 0,0">
            <text:p/>
          </draw:polygon>
        </draw:g>
        <draw:g>
          <draw:polygon draw:style-name="gr7" draw:text-style-name="P6" draw:layer="layout" svg:width="6.298cm" svg:height="0cm" svg:x="27.6cm" svg:y="8.614cm" svg:viewBox="0 0 6299 0" draw:points="0,0 6299,0">
            <text:p/>
          </draw:polygon>
          <draw:line draw:style-name="gr8" draw:text-style-name="P2" draw:layer="layout" svg:x1="27.6cm" svg:y1="8.614cm" svg:x2="33.899cm" svg:y2="8.614cm">
            <text:p/>
          </draw:line>
        </draw:g>
        <draw:g>
          <draw:polygon draw:style-name="gr6" draw:text-style-name="P5" draw:layer="layout" svg:width="6.3cm" svg:height="0.61cm" svg:x="27.5cm" svg:y="7.66cm" svg:viewBox="0 0 6301 611" draw:points="0,611 6301,611 6301,0 0,0">
            <text:p/>
          </draw:polygon>
          <draw:frame draw:style-name="gr27" draw:text-style-name="P7" draw:layer="layout" svg:width="6.3cm" svg:height="2.694cm" svg:x="27.5cm" svg:y="8.206cm">
            <draw:text-box>
              <text:p text:style-name="P4"><text:span text:style-name="T2">+ execute(vector: Vector3): void</text:span></text:p>
              <text:p text:style-name="P4"><text:span text:style-name="T2">- ChangeRotation(vector3: Vector3):void</text:span></text:p>
            </draw:text-box>
          </draw:frame>
        </draw:g>
        <draw:g>
          <draw:polygon draw:style-name="gr9" draw:text-style-name="P1" draw:layer="layout" svg:width="6.5cm" svg:height="2.837cm" svg:x="35.199cm" svg:y="7.808cm" svg:viewBox="0 0 6501 2838" draw:points="0,2838 6501,2838 6501,0 0,0">
            <text:p/>
          </draw:polygon>
          <draw:polygon draw:style-name="gr2" draw:text-style-name="P2" draw:layer="layout" svg:width="6.5cm" svg:height="2.837cm" svg:x="35.199cm" svg:y="7.808cm" svg:viewBox="0 0 6501 2838" draw:points="0,2838 6501,2838 6501,0 0,0">
            <text:p/>
          </draw:polygon>
        </draw:g>
        <draw:g>
          <draw:polygon draw:style-name="gr4" draw:text-style-name="P3" draw:layer="layout" svg:width="6.5cm" svg:height="1.108cm" svg:x="35.199cm" svg:y="6.7cm" svg:viewBox="0 0 6501 1109" draw:points="0,1109 6501,1109 6501,0 0,0">
            <text:p/>
          </draw:polygon>
          <draw:polygon draw:style-name="gr2" draw:text-style-name="P2" draw:layer="layout" svg:width="6.5cm" svg:height="1.108cm" svg:x="35.199cm" svg:y="6.7cm" svg:viewBox="0 0 6501 1109" draw:points="0,1109 6501,1109 6501,0 0,0">
            <text:p/>
          </draw:polygon>
        </draw:g>
        <draw:frame draw:style-name="gr26" draw:text-style-name="P2" xml:id="id6" draw:id="id6" draw:layer="layout" svg:width="6.5cm" svg:height="1.1cm" svg:x="35.2cm" svg:y="6.746cm">
          <draw:text-box>
            <text:p><text:span text:style-name="T2">SpawnMetaball</text:span></text:p>
          </draw:text-box>
        </draw:frame>
        <draw:g>
          <draw:polygon draw:style-name="gr6" draw:text-style-name="P5" draw:layer="layout" svg:width="6.2cm" svg:height="0.791cm" svg:x="35.299cm" svg:y="7.908cm" svg:viewBox="0 0 6201 792" draw:points="0,792 6201,792 6201,0 0,0">
            <text:p/>
          </draw:polygon>
        </draw:g>
        <draw:g>
          <draw:polygon draw:style-name="gr7" draw:text-style-name="P6" draw:layer="layout" svg:width="6.298cm" svg:height="0cm" svg:x="35.2cm" svg:y="8.6cm" svg:viewBox="0 0 6299 0" draw:points="0,0 6299,0">
            <text:p/>
          </draw:polygon>
          <draw:line draw:style-name="gr8" draw:text-style-name="P2" draw:layer="layout" svg:x1="35.2cm" svg:y1="8.6cm" svg:x2="41.499cm" svg:y2="8.6cm">
            <text:p/>
          </draw:line>
        </draw:g>
        <draw:g>
          <draw:polygon draw:style-name="gr6" draw:text-style-name="P5" draw:layer="layout" svg:width="6.3cm" svg:height="0.61cm" svg:x="35.1cm" svg:y="7.646cm" svg:viewBox="0 0 6301 611" draw:points="0,611 6301,611 6301,0 0,0">
            <text:p/>
          </draw:polygon>
          <draw:frame draw:style-name="gr28" draw:text-style-name="P7" draw:layer="layout" svg:width="6.3cm" svg:height="2.1cm" svg:x="35.1cm" svg:y="8.786cm">
            <draw:text-box>
              <text:p text:style-name="P4"><text:span text:style-name="T2">+ execute(vector: Vector3): void</text:span></text:p>
              <text:p text:style-name="P4"><text:span text:style-name="T2">- SpawnMetaball(vector3: Vector3):void</text:span></text:p>
            </draw:text-box>
          </draw:frame>
        </draw:g>
        <draw:connector draw:style-name="gr29" draw:text-style-name="P8" draw:layer="layout" draw:type="line" svg:x1="22.049cm" svg:y1="32.3cm" svg:x2="22cm" svg:y2="30.443cm" draw:start-shape="id1" draw:start-glue-point="0" draw:end-shape="id2" draw:end-glue-point="2" svg:d="M22049 32300l-49-1857" svg:viewBox="0 0 50 1858">
          <text:p/>
        </draw:connector>
        <draw:connector draw:style-name="gr29" draw:text-style-name="P8" draw:layer="layout" draw:type="line" svg:x1="26.9cm" svg:y1="7.25cm" svg:x2="27.5cm" svg:y2="4.182cm" draw:start-shape="id3" draw:end-shape="id4" svg:d="M26900 7250l600-3068" svg:viewBox="0 0 601 3069">
          <text:p/>
        </draw:connector>
        <draw:connector draw:style-name="gr29" draw:text-style-name="P8" draw:layer="layout" draw:type="line" svg:x1="30.85cm" svg:y1="6.76cm" svg:x2="30.75cm" svg:y2="5.103cm" draw:start-shape="id5" draw:start-glue-point="0" draw:end-shape="id4" draw:end-glue-point="2" svg:d="M30850 6760l-100-1657" svg:viewBox="0 0 101 1658">
          <text:p/>
        </draw:connector>
        <draw:connector draw:style-name="gr29" draw:text-style-name="P8" draw:layer="layout" draw:type="line" svg:x1="38.45cm" svg:y1="6.746cm" svg:x2="34.001cm" svg:y2="4.182cm" draw:start-shape="id6" draw:start-glue-point="0" draw:end-shape="id4" svg:d="M38450 6746l-4449-2564" svg:viewBox="0 0 4450 256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_5f_0" draw:display-name="Dash_0" draw:style="rect" draw:dots1="1" draw:dots1-length="200%" draw:dots2="1" draw:dots2-length="200%" draw:distance="200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Kursiv" style:family="graphic" style:parent-style-name="standard">
      <style:graphic-properties draw:stroke="none" draw:stroke-dash="Dashed_20__28_var_29__20_1" svg:stroke-color="#3465a4" draw:fill="none" draw:fill-gradient-name="Gradient_20_1" draw:fill-hatch-name="Hatching_20_46" draw:fill-image-name="Bitmap_20_1" draw:textarea-vertical-align="middle" fo:min-height="0.508cm" fo:min-width="2.54cm" fo:padding-top="0.3cm" fo:padding-bottom="0.3cm" fo:padding-left="0.141cm" fo:padding-right="0.141cm">
        <text:list-style style:name="Kursiv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2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" style:font-family-asian="Calibri" style:font-size-asian="12pt" style:language-asian="zh" style:country-asian="CN" style:font-style-asian="normal" style:font-weight-asian="normal" style:font-name-complex="Calibri" style:font-family-complex="Calib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3-21T15:06:59.366000000</dc:date>
    <dc:description/>
    <dc:language>en-US</dc:language>
    <dc:subject/>
    <dc:title/>
    <meta:creation-date>2019-02-15T13:53:11Z</meta:creation-date>
    <meta:initial-creator>Aaron Brown</meta:initial-creator>
    <meta:keyword/>
    <meta:generator>LibreOffice/6.1.2.1$Windows_X86_64 LibreOffice_project/65905a128db06ba48db947242809d14d3f9a93fe</meta:generator>
    <meta:editing-duration>PT9H37M48S</meta:editing-duration>
    <meta:editing-cycles>30</meta:editing-cycles>
    <meta:document-statistic meta:object-count="236"/>
    <meta:user-defined meta:name="category"/>
    <meta:user-defined meta:name="company"/>
    <meta:template xlink:type="simple" xlink:actuate="onRequest" xlink:title="USTRME_M.VSTX" xlink:href=""/>
  </office:meta>
</office:document-meta>
</file>